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94mm"/>
    </style:style>
    <style:style style:name="co3" style:family="table-column">
      <style:table-column-properties fo:break-before="auto" style:column-width="72.99mm"/>
    </style:style>
    <style:style style:name="co4" style:family="table-column">
      <style:table-column-properties fo:break-before="auto" style:column-width="9.05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12.29mm" fo:break-before="auto" style:use-optimal-row-height="false"/>
    </style:style>
    <style:style style:name="ro4" style:family="table-row">
      <style:table-row-properties style:row-height="19.46mm" fo:break-before="auto" style:use-optimal-row-height="false"/>
    </style:style>
    <style:style style:name="ro5" style:family="table-row">
      <style:table-row-properties style:row-height="23.05mm" fo:break-before="auto" style:use-optimal-row-height="false"/>
    </style:style>
    <style:style style:name="ro6" style:family="table-row">
      <style:table-row-properties style:row-height="26.63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end" fo:margin-left="0mm"/>
      <style:text-properties fo:hyphenate="false"/>
    </style:style>
    <style:style style:name="ce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fo:hyphenate="false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mm"/>
      <style:text-properties fo:hyphenate="fals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shrink-to-fit="true" style:vertical-align="middle"/>
      <style:paragraph-properties fo:text-align="center" fo:margin-left="0mm"/>
      <style:text-properties fo:hyphenate="false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end" fo:margin-left="0m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end" fo:margin-left="0mm"/>
      <style:text-properties fo:hyphenate="fals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hyphenate="fals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hyphenate="false"/>
    </style:style>
    <style:style style:name="ce9" style:family="table-cell" style:parent-style-name="Default">
      <style:table-cell-properties fo:border-bottom="0.06pt solid #000000" fo:background-color="#666666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hyphenate="false"/>
    </style:style>
    <style:style style:name="ce10" style:family="table-cell" style:parent-style-name="Default">
      <style:table-cell-properties fo:border-bottom="0.06pt solid #000000" fo:background-color="#111111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color="#ffffff" fo:hyphenate="false"/>
    </style:style>
    <style:style style:name="ce11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start" fo:margin-left="0mm"/>
      <style:text-properties fo:hyphenate="false"/>
    </style:style>
    <style:style style:name="ce1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mm"/>
      <style:text-properties fo:hyphenate="false"/>
    </style:style>
  </office:automatic-styles>
  <office:body>
    <office:spreadsheet>
      <table:table table:name="Planilha1" table:style-name="ta1">
        <table:table-column table:style-name="co1" table:visibility="collapse" table:default-cell-style-name="ce1"/>
        <table:table-column table:style-name="co2" table:default-cell-style-name="ce4"/>
        <table:table-column table:style-name="co1" table:visibility="collapse" table:default-cell-style-name="ce6"/>
        <table:table-column table:style-name="co3" table:default-cell-style-name="ce11"/>
        <table:table-column table:style-name="co4" table:default-cell-style-name="ce6"/>
        <table:table-column table:style-name="co1" table:number-columns-repeated="1019" table:default-cell-style-name="ce12"/>
        <table:table-row table:style-name="ro1">
          <table:table-cell office:value-type="float" office:value="1" calcext:value-type="float" table:number-columns-spanned="1" table:number-rows-spanned="34">
            <text:p>1</text:p>
          </table:table-cell>
          <table:table-cell table:style-name="ce3" office:value-type="string" calcext:value-type="string" table:number-columns-spanned="1" table:number-rows-spanned="34">
            <text:p>Informação sobre Demoisel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Google</text:p>
          </table:table-cell>
          <table:table-cell table:style-name="ce5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ite do projeto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ocumentação oficial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Fórum de discussões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Pergunto na lista de e-mail oficial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Pergunto aos colega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Colegas da regiona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Colegas do Serpr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Não uso o Demoiselle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colegas que trabalham com a ferrament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Pergunto ao colega ao lad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Converso com coleg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Pergunto para algum colega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Olho o código font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Amig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stack over flow pt-br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Consultar diretamente no código-font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Colegas de trabalho que usam a ferrament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Pergunto a colegas ou à equipe do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Conversando com pessoas que já utilizam o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pergunto a um colega ou Voce.serpr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Bin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Outros usuário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Pergunto a algum coleg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Vejo o código font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Pergunto diretamente à equipe do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Não precis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Internamente no Serpr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Análise do códig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 table:number-columns-spanned="1" table:number-rows-spanned="18">
            <text:p>2</text:p>
          </table:table-cell>
          <table:table-cell table:style-name="ce3" office:value-type="string" calcext:value-type="string" table:number-columns-spanned="1" table:number-rows-spanned="18">
            <text:p>Informações sobre outros projeto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Google</text:p>
          </table:table-cell>
          <table:table-cell table:style-name="ce5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ocumentação oficial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Fórum de discussões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ite do projeto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ergunto na lista de e-mail oficial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DuckDuckG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Fazendo um protótipo da dúvida o observando o resultad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Não uso o Hibernate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tackoverflow.co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http://stackoverflow.com/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Bin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Stack Overflow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Sites especializados como Stack Overflow e demai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 table:number-columns-spanned="1" table:number-rows-spanned="3">
            <text:p>Site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ão me atende</text:p>
          </table:table-cell>
          <table:table-cell table:style-name="ce5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covered-table-cell office:value-type="float" office:value="3" calcext:value-type="float">
            <text:p>3</text:p>
          </table:covered-table-cell>
          <table:covered-table-cell table:style-name="ce3" office:value-type="string" calcext:value-type="string">
            <text:p>Site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Me atende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covered-table-cell office:value-type="float" office:value="3" calcext:value-type="float">
            <text:p>3</text:p>
          </table:covered-table-cell>
          <table:covered-table-cell table:style-name="ce3" office:value-type="string" calcext:value-type="string">
            <text:p>Site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Nunca usei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3" office:value-type="string" calcext:value-type="string" table:number-columns-spanned="1" table:number-rows-spanned="4">
            <text:p>Documentaçã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tende as necessidades básicas</text:p>
          </table:table-cell>
          <table:table-cell table:style-name="ce5"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covered-table-cell office:value-type="float" office:value="4" calcext:value-type="float">
            <text:p>4</text:p>
          </table:covered-table-cell>
          <table:covered-table-cell table:style-name="ce3" office:value-type="string" calcext:value-type="string">
            <text:p>Documentaçã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sso existe?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covered-table-cell office:value-type="float" office:value="4" calcext:value-type="float">
            <text:p>4</text:p>
          </table:covered-table-cell>
          <table:covered-table-cell table:style-name="ce3" office:value-type="string" calcext:value-type="string">
            <text:p>Documentaçã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É fácil encontrar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covered-table-cell office:value-type="float" office:value="4" calcext:value-type="float">
            <text:p>4</text:p>
          </table:covered-table-cell>
          <table:covered-table-cell table:style-name="ce3" office:value-type="string" calcext:value-type="string">
            <text:p>Documentaçã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Atende as necessidades avançadas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 table:number-columns-spanned="1" table:number-rows-spanned="4">
            <text:p>Tempo de resposta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unca postei dúvidas</text:p>
          </table:table-cell>
          <table:table-cell table:style-name="ce5"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covered-table-cell office:value-type="float" office:value="5" calcext:value-type="float">
            <text:p>5</text:p>
          </table:covered-table-cell>
          <table:covered-table-cell table:style-name="ce3" office:value-type="string" calcext:value-type="string">
            <text:p>Tempo de resposta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Nem rápido nem demorado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covered-table-cell office:value-type="float" office:value="5" calcext:value-type="float">
            <text:p>5</text:p>
          </table:covered-table-cell>
          <table:covered-table-cell table:style-name="ce3" office:value-type="string" calcext:value-type="string">
            <text:p>Tempo de resposta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morado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covered-table-cell office:value-type="float" office:value="5" calcext:value-type="float">
            <text:p>5</text:p>
          </table:covered-table-cell>
          <table:covered-table-cell table:style-name="ce3" office:value-type="string" calcext:value-type="string">
            <text:p>Tempo de resposta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ápido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 table:number-columns-spanned="1" table:number-rows-spanned="2">
            <text:p>Mais adequad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tack Overflow Brasil (tag demoiselle)</text:p>
          </table:table-cell>
          <table:table-cell table:style-name="ce5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covered-table-cell office:value-type="float" office:value="6" calcext:value-type="float">
            <text:p>6</text:p>
          </table:covered-table-cell>
          <table:covered-table-cell table:style-name="ce3" office:value-type="string" calcext:value-type="string">
            <text:p>Mais adequad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Lista de e-mail de usuários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3" office:value-type="string" calcext:value-type="string" table:number-columns-spanned="1" table:number-rows-spanned="3">
            <text:p>Suas resposta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unca contribuí</text:p>
          </table:table-cell>
          <table:table-cell table:style-name="ce5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covered-table-cell office:value-type="float" office:value="7" calcext:value-type="float">
            <text:p>7</text:p>
          </table:covered-table-cell>
          <table:covered-table-cell table:style-name="ce3" office:value-type="string" calcext:value-type="string">
            <text:p>Suas resposta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 1 a 10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covered-table-cell office:value-type="float" office:value="7" calcext:value-type="float">
            <text:p>7</text:p>
          </table:covered-table-cell>
          <table:covered-table-cell table:style-name="ce3" office:value-type="string" calcext:value-type="string">
            <text:p>Suas resposta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Mais de 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 table:number-columns-spanned="1" table:number-rows-spanned="50">
            <text:p>8</text:p>
          </table:table-cell>
          <table:table-cell table:style-name="ce3" office:value-type="string" calcext:value-type="string" table:number-columns-spanned="1" table:number-rows-spanned="50">
            <text:p>Bug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gnoro e sigo em frente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formo direto à equipe Demoiselle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Abro um chamado na minha empresa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omunico em listas, fóruns, Jira etc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Corrijo e devolvo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unca aconteceu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Nunca achei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Procuro uma solução alternativ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Não tive contato com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nao ache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nunca achei um bug no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Não achei bug aind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Faço a minha implementação sem bu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Contorno o bu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Nunca achei um bu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50" calcext:value-type="float">
            <text:p>50</text:p>
          </table:table-cell>
          <table:table-cell table:style-name="ce8" office:value-type="string" calcext:value-type="string">
            <text:p>ainda não encontrei pelo pouco tempo de uso do fwk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A gente faz gambiar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Não encontrei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Nunca encontrei bu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comunico à equip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Nunca ocorreu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Tratamento interno na aplicaç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9" calcext:value-type="float">
            <text:p>49</text:p>
          </table:table-cell>
          <table:table-cell table:style-name="ce10" office:value-type="string" calcext:value-type="string">
            <text:p>falo c colegas de trabalh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Faço testes, não codific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5" calcext:value-type="float">
            <text:p>45</text:p>
          </table:table-cell>
          <table:table-cell table:style-name="ce8" office:value-type="string" calcext:value-type="string">
            <text:p>até o momento o uso que fiz não evidenciou falh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3" calcext:value-type="float">
            <text:p>43</text:p>
          </table:table-cell>
          <table:table-cell table:style-name="ce8" office:value-type="string" calcext:value-type="string">
            <text:p>Nunca pecisei fixar erros no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Discuto com a equipe qual melhor aç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não passei por essa situaç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NUNCA ACHEI UM BU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Ainda não achei bu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10" office:value-type="string" calcext:value-type="string">
            <text:p>Verifico se outras equipes já passaram por iss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ão achei err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nunca ache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Pergunto aos colegas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nao utiiz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Não me deparei com bugs, apenas com sugestões de melhorias que enviei por email para a equip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Nunca utilize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Nunca achei bug no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Não me recordo de encontrar bugs no demoiselle. Alguns pontos de melhoria que reparo apenas comento com meus colegas de trabalho, mas desconheço a melhor forma de fazer sugestões ao projeto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nao tenho usado o demoiselle nos projeto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Não sei qual local onde estão concentradas os locais de dúvidas, propostas de melhorias e reportagem de erros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formo coleg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busco ajuda com colegas mais experientes dentro da empres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Não uso o Demoiselle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não ach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nunca encontre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Pesquiso como contornar e sigo em frent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Nunca postei bug do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Nunca encontre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Informo à minha equip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 table:number-columns-spanned="1" table:number-rows-spanned="2">
            <text:p>Contribuição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covered-table-cell office:value-type="float" office:value="9" calcext:value-type="float">
            <text:p>9</text:p>
          </table:covered-table-cell>
          <table:covered-table-cell table:style-name="ce3" office:value-type="string" calcext:value-type="string">
            <text:p>Contribuição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 table:number-columns-spanned="1" table:number-rows-spanned="30">
            <text:p>10</text:p>
          </table:table-cell>
          <table:table-cell table:style-name="ce3" office:value-type="string" calcext:value-type="string" table:number-columns-spanned="1" table:number-rows-spanned="30">
            <text:p>Funcionalidade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egurança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ransação</text:p>
          </table:table-cell>
          <table:table-cell table:style-name="ce5"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onfiguração</text:p>
          </table:table-cell>
          <table:table-cell table:style-name="ce5"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Paginação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JMS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Nenhum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nao utiloiz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Nenhuma =) O ideal seria um conjunto de pequenos componentes, como o acionador-natural, etc. Não precisamos de (mais um) framework, precisamos de pequenas bibliotecas para atender necessidade muito específicas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Não trabalh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Não uso o Demoiselle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RES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Repor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Arquétipo do Demoiselle. Sinceramente, com as versões recentes do Java EE, a necessidade de funcionalidades específicas do Demoiselle se tornam desnecessárias, pois no próprio framework padrão Java EE já contém as funcionalidades necessárias para o desenvolvimento de uma aplicação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Não se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adronizaç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test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Utilizar coisas mais modernas para layout como Bootstra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Nad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Logs, Auditoria, Workflow. São recorrentes em todos os sistemas mas não existem no demoiselle.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não as conheç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Não refazer o que já existe componentes livres que faze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Injeção de Dependênci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. . . . . . 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Test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enhuma. Há frameworks mais consolidados no mercado que fazem a mesma coisa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logging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Acho que fazer um sistema sem usar o Demoiselle é melhor. <text:s/>A parte de paginação é ruim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..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Não conheço funcionalidad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não sei responde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 table:number-columns-spanned="1" table:number-rows-spanned="11">
            <text:p>11</text:p>
          </table:table-cell>
          <table:table-cell table:style-name="ce3" office:value-type="string" calcext:value-type="string" table:number-columns-spanned="1" table:number-rows-spanned="11">
            <text:p>Componentes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demoiselle-junit</text:p>
          </table:table-cell>
          <table:table-cell table:style-name="ce5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emoiselle-report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demoiselle-behave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demoiselle-validation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Não faço ideia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demoiselle-certificate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moiselle-mail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demoiselle-scheduler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demoiselle-nimble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demoiselle-audit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demoiselle-vaadi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 table:number-columns-spanned="1" table:number-rows-spanned="15">
            <text:p>12</text:p>
          </table:table-cell>
          <table:table-cell table:style-name="ce3" office:value-type="string" calcext:value-type="string" table:number-columns-spanned="1" table:number-rows-spanned="15">
            <text:p>Aprendizad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utoriais</text:p>
          </table:table-cell>
          <table:table-cell table:style-name="ce5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Trechos de código de exemplo</text:p>
          </table:table-cell>
          <table:table-cell table:style-name="ce5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Aplicações completas de exemplo</text:p>
          </table:table-cell>
          <table:table-cell table:style-name="ce5"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reinamentos presenciais</text:p>
          </table:table-cell>
          <table:table-cell table:style-name="ce5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Treinamentos EAD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Vídeos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nenhuma das opções acim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Desenvolvedores com experiencia em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Conhecimento de colega a coleg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Documentação de referência complet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nenhu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Não estudei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Conversa com colegas de trabalho..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3" office:value-type="string" calcext:value-type="string" table:number-columns-spanned="1" table:number-rows-spanned="3">
            <text:p>Model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HTML+REST</text:p>
          </table:table-cell>
          <table:table-cell table:style-name="ce5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covered-table-cell office:value-type="float" office:value="13" calcext:value-type="float">
            <text:p>13</text:p>
          </table:covered-table-cell>
          <table:covered-table-cell table:style-name="ce3" office:value-type="string" calcext:value-type="string">
            <text:p>Model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Misturar JSF com HTML+REST</text:p>
          </table:table-cell>
          <table:table-cell table:style-name="ce5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covered-table-cell office:value-type="float" office:value="13" calcext:value-type="float">
            <text:p>13</text:p>
          </table:covered-table-cell>
          <table:covered-table-cell table:style-name="ce3" office:value-type="string" calcext:value-type="string">
            <text:p>Model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JSF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3" office:value-type="string" calcext:value-type="string" table:number-columns-spanned="1" table:number-rows-spanned="6">
            <text:p>JSF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3" office:value-type="string" calcext:value-type="string" table:number-columns-spanned="1" table:number-rows-spanned="6">
            <text:p>HTML+REST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 table:number-columns-spanned="1" table:number-rows-spanned="28">
            <text:p>16</text:p>
          </table:table-cell>
          <table:table-cell table:style-name="ce3" office:value-type="string" calcext:value-type="string" table:number-columns-spanned="1" table:number-rows-spanned="28">
            <text:p>Atuaçã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rogramador</text:p>
          </table:table-cell>
          <table:table-cell table:style-name="ce5"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Arquiteto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Analista de Requisitos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estador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Gerente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Scrum Maste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lider de projet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Análise &amp; Projeto, Projetista de Test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Programador/Arquitet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Analista+Programador+Testador..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Analista e desenvolvedo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ECNIC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GCS / DevOp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Desenvolvedo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DBA Projetist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Scrummaste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Estimador de Pontos de Funç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No SERPRO pertenço a área de operação mas acredito que de acordo com as novas diretrizes do ágil deveríamos ser devop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esenvolvedor multidisciplin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GC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administrador de sistem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Scrum maste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Desenvolvedor e Scrum Maste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Coac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Analista de Desenvolviment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TÉCNICO - GERENCIAMENTO DE INCIDENT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Lider de Projet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Líder de Projet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 table:number-columns-spanned="1" table:number-rows-spanned="5">
            <text:p>17</text:p>
          </table:table-cell>
          <table:table-cell table:style-name="ce3" office:value-type="string" calcext:value-type="string" table:number-columns-spanned="1" table:number-rows-spanned="5">
            <text:p>Us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ERPRO</text:p>
          </table:table-cell>
          <table:table-cell table:style-name="ce5"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rojetos pessoais ou acadêmico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Nunca usei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Outra instituição pública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Iniciativa privad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 table:number-columns-spanned="1" table:number-rows-spanned="6">
            <text:p>18</text:p>
          </table:table-cell>
          <table:table-cell table:style-name="ce3" office:value-type="string" calcext:value-type="string" table:number-columns-spanned="1" table:number-rows-spanned="6">
            <text:p>Demoiselle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 table:number-columns-spanned="1" table:number-rows-spanned="2">
            <text:p>19</text:p>
          </table:table-cell>
          <table:table-cell table:style-name="ce3" office:value-type="string" calcext:value-type="string" table:number-columns-spanned="1" table:number-rows-spanned="2">
            <text:p>Versão 2.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office:value-type="float" office:value="19" calcext:value-type="float">
            <text:p>19</text:p>
          </table:covered-table-cell>
          <table:covered-table-cell table:style-name="ce3" office:value-type="string" calcext:value-type="string">
            <text:p>Versão 2.5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 table:number-columns-spanned="1" table:number-rows-spanned="17">
            <text:p>20</text:p>
          </table:table-cell>
          <table:table-cell table:style-name="ce3" office:value-type="string" calcext:value-type="string" table:number-columns-spanned="1" table:number-rows-spanned="17">
            <text:p>Pesquisa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Meu chefe mandou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r meu colega de trabalho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Comunicado interno da minha empresa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ela lista de usuários do Demoiselle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Redes sociais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cis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dicado pela equipe Demoisel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Email para lista de emai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CIS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Zyc me importunando diretamente! rsr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portal do software public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voce.serpr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Apareceu na caixa posta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Você.Serpr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Emai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contato pessoal com membro da equipe do framework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Lista do CIS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7" table:number-rows-repeated="104832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0:20:59.282342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09:48:05.524812000</meta:creation-date>
    <dc:date>2016-01-06T10:35:15.600810000</dc:date>
    <meta:editing-duration>PT23M13S</meta:editing-duration>
    <meta:editing-cycles>2</meta:editing-cycles>
    <meta:generator>LibreOffice/4.4.3.2$MacOSX_X86_64 LibreOffice_project/88805f81e9fe61362df02b9941de8e38a9b5fd16</meta:generator>
    <meta:document-statistic meta:table-count="1" meta:cell-count="1245" meta:object-count="0"/>
  </office:meta>
</office:document-meta>
</file>